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9434e" officeooo:paragraph-rsid="0009434e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officeooo:rsid="0009434e" officeooo:paragraph-rsid="0009434e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officeooo:rsid="000a2185" officeooo:paragraph-rsid="000a2185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officeooo:rsid="000d3a35" officeooo:paragraph-rsid="000d3a35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officeooo:rsid="0012ac1d" officeooo:paragraph-rsid="0012ac1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officeooo:rsid="00141e61" officeooo:paragraph-rsid="00141e61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9434e" officeooo:paragraph-rsid="0009434e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9434e" officeooo:paragraph-rsid="0009434e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a2185" officeooo:paragraph-rsid="000a2185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0c0e95" officeooo:paragraph-rsid="000c0e95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0d3a35" officeooo:paragraph-rsid="000d3a35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fe1d2" officeooo:paragraph-rsid="000fe1d2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0306f" officeooo:paragraph-rsid="0010306f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1cd56" officeooo:paragraph-rsid="0011cd56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officeooo:rsid="0011cd56" officeooo:paragraph-rsid="0011cd56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2ac1d" officeooo:paragraph-rsid="0012ac1d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41e61" officeooo:paragraph-rsid="00141e61"/>
    </style:style>
    <style:style style:name="T1" style:family="text">
      <style:text-properties officeooo:rsid="000e9c06"/>
    </style:style>
    <style:style style:name="T2" style:family="text">
      <style:text-properties officeooo:rsid="0011c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tien de recrutement </text:p>
      <text:p text:style-name="P1">et</text:p>
      <text:p text:style-name="P1">tests de sélection</text:p>
      <text:p text:style-name="P7"/>
      <text:p text:style-name="P7"/>
      <text:p text:style-name="P2">1. Objectif principal des tests</text:p>
      <text:p text:style-name="P8"/>
      <text:p text:style-name="P8">⇒ Première impression confirmée</text:p>
      <text:p text:style-name="P8"><text:tab/>⇒ 1/4 des entreprises soumettant les candidats à des tests</text:p>
      <text:p text:style-name="P8"/>
      <text:p text:style-name="P8">⇒ Évaluation</text:p>
      <text:p text:style-name="P8"><text:tab/>⇒ Aptitude</text:p>
      <text:p text:style-name="P8"><text:tab/>⇒ Personnalité</text:p>
      <text:p text:style-name="P8"><text:tab/>⇒ Logique</text:p>
      <text:p text:style-name="P8"><text:tab/>⇒ Adaptation</text:p>
      <text:p text:style-name="P8"><text:tab/>⇒ Organisation</text:p>
      <text:p text:style-name="P8"><text:tab/>⇒ Potentiel</text:p>
      <text:p text:style-name="P8"/>
      <text:p text:style-name="P3">2. Droit</text:p>
      <text:p text:style-name="P9"/>
      <text:p text:style-name="P9">⇒ Toujours suivit d’au moins un entretien</text:p>
      <text:p text:style-name="P9">⇒ En rapport direct avec le poste</text:p>
      <text:p text:style-name="P9">⇒ Type de test connu à l’avance</text:p>
      <text:p text:style-name="P10">⇒ Restitution des résultats</text:p>
      <text:p text:style-name="P10">⇒ Résultats confidentiels</text:p>
      <text:p text:style-name="P10"/>
      <text:p text:style-name="P4">3. Types de tests</text:p>
      <text:p text:style-name="P11"/>
      <text:p text:style-name="P11">⇒ Raisonnement</text:p>
      <text:p text:style-name="P11"><text:tab/>⇒ Logique et flexibilité de raisonnement mesurées</text:p>
      <text:p text:style-name="P11"><text:tab/><text:tab/>⇒ Verbal , Spatial, Numérique</text:p>
      <text:p text:style-name="P11"/>
      <text:p text:style-name="P11"><text:tab/>⇒ <text:span text:style-name="T1">Aptitude évaluées</text:span></text:p>
      <text:p text:style-name="P11"><text:tab/><text:tab/><text:span text:style-name="T1">⇒ Adaptation </text:span></text:p>
      <text:p text:style-name="P11"><text:tab/><text:tab/><text:span text:style-name="T1">⇒ Évaluation d’une situation</text:span></text:p>
      <text:p text:style-name="P11"><text:tab/><text:tab/><text:span text:style-name="T1">⇒ Résolution de problèmes dans l’urgence</text:span></text:p>
      <text:p text:style-name="P11"/>
      <text:p text:style-name="P12"><text:tab/>⇒ Jeux d’esprit, de raisonnement</text:p>
      <text:p text:style-name="P12"><text:tab/>⇒ Épreuve de logique mathématique ⇒ rapidité</text:p>
      <text:p text:style-name="P12"><text:tab/>⇒ Épreuve verbales ⇒ précision</text:p>
      <text:p text:style-name="P12"/>
      <text:p text:style-name="P13">⇒ Aptitude</text:p>
      <text:p text:style-name="P13"><text:tab/>⇒ Capacité d’organisation, l’attention, la précision</text:p>
      <text:p text:style-name="P13"><text:tab/>⇒ Les langues étrangères</text:p>
      <text:p text:style-name="P13"><text:tab/>⇒ L’informatique</text:p>
      <text:p text:style-name="P13"><text:tab/><text:tab/>⇒ Compétences techniques : test de mise en situation</text:p>
      <text:p text:style-name="P13"><text:tab/><text:tab/><text:span text:style-name="T2">⇒ Veille informatique régulière et vaste</text:span></text:p>
      <text:p text:style-name="P14"/>
      <text:p text:style-name="P14">⇒ Personnalité</text:p>
      <text:p text:style-name="P14"><text:tab/>⇒ Trait de personnalité</text:p>
      <text:p text:style-name="P14"><text:tab/><text:tab/>⇒ Sociabilité, ouverture d’esprit, résistance à la frustration … </text:p>
      <text:p text:style-name="P14"><text:s/><text:tab/>⇒ Relationnel ET aptitude à travailler sur un mode collaboratif </text:p>
      <text:p text:style-name="P15">⇒ Test BF5, Big Five</text:p>
      <text:p text:style-name="P14"><text:tab/>⇒ Questionnaire d’auto-évaluation</text:p>
      <text:p text:style-name="P14"><text:tab/><text:tab/>⇒ Choisir l’adjectif correspondant le plus et celui qui correspond le moins</text:p>
      <text:p text:style-name="P14"/>
      <text:p text:style-name="P5">4. Conseils</text:p>
      <text:p text:style-name="P5"/>
      <text:p text:style-name="P16">⇒ Ne pas se décourager</text:p>
      <text:p text:style-name="P16"><text:tab/>⇒ Si question non résolue : poursuivre</text:p>
      <text:p text:style-name="P16">⇒ Faire attention aux consignes</text:p>
      <text:p text:style-name="P16">⇒ Être reposé et décontracté</text:p>
      <text:p text:style-name="P16">⇒ Test de personnalité : ne pas chercher à être meilleurs</text:p>
      <text:p text:style-name="P16"><text:tab/>⇒ Rester soi-même avec ses point forts</text:p>
      <text:p text:style-name="P16"/>
      <text:p text:style-name="P6">5. Test sans test</text:p>
      <text:p text:style-name="P17"/>
      <text:p text:style-name="P17">⇒ Évaluation dès la porte franchie</text:p>
      <text:p text:style-name="P17"><text:tab/>⇒ Tenue</text:p>
      <text:p text:style-name="P17"><text:tab/>⇒ Attitude pendant l’attente</text:p>
      <text:p text:style-name="P17"><text:tab/>⇒ Main serré</text:p>
      <text:p text:style-name="P17"><text:tab/>⇒ Débit, intonation</text:p>
      <text:p text:style-name="P17"><text:tab/>⇒ Questions posées</text:p>
      <text:p text:style-name="P17"><text:tab/>⇒ Regards</text:p>
      <text:p text:style-name="P17"><text:tab/>⇒ Façon de réagir lors de l’entretien</text:p>
      <text:p text:style-name="P17"/>
      <text:p text:style-name="P17">6. Personnalité et performance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13:53.000980726</meta:creation-date>
    <dc:date>2023-11-07T14:39:49.296735944</dc:date>
    <meta:editing-duration>PT25M52S</meta:editing-duration>
    <meta:editing-cycles>12</meta:editing-cycles>
    <meta:generator>LibreOffice/7.6.2.1$Linux_X86_64 LibreOffice_project/60$Build-1</meta:generator>
    <meta:document-statistic meta:table-count="0" meta:image-count="0" meta:object-count="0" meta:page-count="2" meta:paragraph-count="60" meta:word-count="274" meta:character-count="1695" meta:non-whitespace-character-count="1433"/>
  </office:meta>
</office:document-meta>
</file>